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976b" officeooo:paragraph-rsid="001a976b"/>
    </style:style>
    <style:style style:name="P2" style:family="paragraph" style:parent-style-name="Standard">
      <style:text-properties officeooo:rsid="001a976b" officeooo:paragraph-rsid="001a9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nálisis de desempeñ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976b" officeooo:paragraph-rsid="001a976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ctor Montero Barboza</text:p>
        <text:p text:style-name="MP1">2013014152</text:p>
        <text:p text:style-name="MP1">Arquitectura de Computadores I</text:p>
        <text:p text:style-name="MP1">Proyecto Individu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1:30:19.629616759</meta:creation-date>
    <meta:generator>LibreOffice/6.1.5.2$Linux_X86_64 LibreOffice_project/10$Build-2</meta:generator>
    <dc:date>2019-05-24T21:32:29.060954617</dc:date>
    <meta:editing-duration>PT2M9S</meta:editing-duration>
    <meta:editing-cycles>1</meta:editing-cycles>
    <meta:document-statistic meta:table-count="0" meta:image-count="0" meta:object-count="0" meta:page-count="1" meta:paragraph-count="5" meta:word-count="13" meta:character-count="102" meta:non-whitespace-character-count="94"/>
  </office:meta>
</office:document-meta>
</file>